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b9e87" officeooo:paragraph-rsid="000b9e87" style:font-style-asian="italic" style:font-style-complex="italic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paragraph-rsid="000ba094" style:font-size-asian="12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paragraph-rsid="000ba094" style:font-size-asian="12pt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style:font-size-asian="12pt"/>
    </style:style>
    <style:style style:name="P5" style:family="paragraph" style:parent-style-name="Heading_20_2">
      <style:text-properties officeooo:rsid="000ba094" officeooo:paragraph-rsid="000ba094"/>
    </style:style>
    <style:style style:name="P6" style:family="paragraph" style:parent-style-name="Heading_20_2">
      <style:paragraph-properties fo:break-before="page"/>
      <style:text-properties officeooo:rsid="000b9e87" officeooo:paragraph-rsid="000ba094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paragraph-rsid="000ba094" style:font-size-asian="12pt" style:font-weight-asian="normal" style:font-weight-complex="normal"/>
    </style:style>
    <style:style style:name="P8" style:family="paragraph" style:parent-style-name="Standard" style:list-style-name="">
      <style:paragraph-properties fo:margin-top="0cm" fo:margin-bottom="0.101cm" style:contextual-spacing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fo:font-weight="normal" officeooo:rsid="000b9e87" officeooo:paragraph-rsid="000ba094" style:font-weight-asian="normal" style:font-weight-complex="normal"/>
    </style:style>
    <style:style style:name="P9" style:family="paragraph" style:parent-style-name="Standard" style:list-style-name="">
      <style:paragraph-properties fo:margin-top="0cm" fo:margin-bottom="0.101cm" style:contextual-spacing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rsid="000b9e87" officeooo:paragraph-rsid="000ba094" style:font-size-asian="12pt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.101cm" style:contextual-spacing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style:font-name="Times New Roman" officeooo:paragraph-rsid="000ba094"/>
    </style:style>
    <style:style style:name="P11" style:family="paragraph" style:parent-style-name="Text_20_body" style:list-style-name="L1"/>
    <style:style style:name="T1" style:family="text">
      <style:text-properties fo:color="#000000" loext:opacity="100%" fo:font-weight="bold" officeooo:rsid="000ba094" style:font-weight-asian="bold" style:font-weight-complex="bold"/>
    </style:style>
    <style:style style:name="T2" style:family="text">
      <style:text-properties fo:color="#000000" loext:opacity="100%" fo:font-weight="normal" officeooo:rsid="000ba094" style:font-weight-asian="normal" style:font-weight-complex="normal"/>
    </style:style>
    <style:style style:name="T3" style:family="text">
      <style:text-properties fo:color="#000000" loext:opacity="100%" style:font-name="Courier New" fo:font-weight="normal" officeooo:rsid="000ba094" style:font-weight-asian="normal" style:font-weight-complex="normal"/>
    </style:style>
    <style:style style:name="T4" style:family="text">
      <style:text-properties fo:color="#000000" loext:opacity="100%" style:font-name="Courier New" fo:font-weight="bold" officeooo:rsid="000ba094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Methode <text:span text:style-name="T5">erreichbarIn</text:span> mit einem Breitendurchlauf</text:h>
      <text:p text:style-name="P3"/>
      <text:p text:style-name="P2"><text:tab/>public List&lt;Vertex&gt; erreichbarIn(String pStadt, double pMaxEntfernung){</text:p>
      <text:p text:style-name="P2"><text:tab/><text:tab/>Vertex pVertex = karte.getVertex(pStadt);</text:p>
      <text:p text:style-name="P2"><text:tab/><text:tab/>List&lt;Vertex&gt; ergebnis = new ListWithViewer&lt;Vertex&gt;();</text:p>
      <text:p text:style-name="P2"><text:tab/><text:tab/>List&lt;Double&gt; entfernungen = new ListWithViewer&lt;Double&gt;();</text:p>
      <text:p text:style-name="P2"><text:tab/><text:tab/>ergebnis.append(pVertex);</text:p>
      <text:p text:style-name="P2"><text:tab/><text:tab/>______________________________</text:p>
      <text:p text:style-name="P2"><text:tab/><text:tab/>ergebnis.toFirst();</text:p>
      <text:p text:style-name="P2"><text:tab/><text:tab/>entfernungen.toFirst();</text:p>
      <text:p text:style-name="P2"><text:tab/><text:tab/>while(ergebnis.hasAccess()) {</text:p>
      <text:p text:style-name="P2"><text:tab/><text:tab/><text:tab/>Vertex v = ________________________________</text:p>
      <text:p text:style-name="P2"><text:tab/><text:tab/><text:tab/>double entfernungBisV = ____________________________</text:p>
      <text:p text:style-name="P2"><text:tab/><text:tab/><text:tab/>List&lt;Vertex&gt; nachbarn = karte.getNeighbours(v);</text:p>
      <text:p text:style-name="P2"><text:tab/><text:tab/><text:tab/>for(nachbarn.toFirst();nachbarn.hasAccess();nachbarn.next()) {</text:p>
      <text:p text:style-name="P2"><text:tab/><text:tab/><text:tab/><text:tab/>Vertex n = _______________________________________</text:p>
      <text:p text:style-name="P2"><text:tab/><text:tab/><text:tab/><text:tab/>Edge e = _________________________________________</text:p>
      <text:p text:style-name="P2"><text:tab/><text:tab/><text:tab/><text:tab/>double gewicht = _____________________________________</text:p>
      <text:p text:style-name="P2"><text:tab/><text:tab/><text:tab/><text:tab/>if(_____________________________________________________) {</text:p>
      <text:p text:style-name="P2"><text:tab/><text:tab/><text:tab/><text:tab/><text:tab/>ergebnis.append(n);</text:p>
      <text:p text:style-name="P2"><text:tab/><text:tab/><text:tab/><text:tab/><text:tab/>______________________________________________________</text:p>
      <text:p text:style-name="P2"><text:tab/><text:tab/><text:tab/><text:tab/>}</text:p>
      <text:p text:style-name="P2"><text:tab/><text:tab/><text:tab/>}</text:p>
      <text:p text:style-name="P2"><text:tab/><text:tab/><text:tab/>ergebnis.next();</text:p>
      <text:p text:style-name="P2"><text:tab/><text:tab/><text:tab/>entfernungen.next();</text:p>
      <text:p text:style-name="P2"><text:tab/><text:tab/>}</text:p>
      <text:p text:style-name="P2"><text:tab/><text:tab/>return ergebnis;</text:p>
      <text:p text:style-name="P2"><text:tab/>}</text:p>
      <text:h text:style-name="P8" text:outline-level="2"/>
      <text:h text:style-name="P5" text:outline-level="2">Verständnisfragen</text:h>
      <text:list xml:id="list479927013" text:style-name="L1">
        <text:list-item>
          <text:p text:style-name="P11"><text:s/><text:span text:style-name="T6">Im „normalen“ Breitendurchlauf wird durch Markieren der Knoten verhindert, dass die </text:span><text:span text:style-name="T5">ergebnis</text:span><text:span text:style-name="T6">-Liste endlos weiterwächst.<text:line-break/></text:span><text:span text:style-name="T7">Wie wird das in der vorliegenden Implementierung verhindert?</text:span></text:p>
        </text:list-item>
        <text:list-item>
          <text:h text:style-name="P10" text:outline-level="2"><text:span text:style-name="T1"><text:s/></text:span><text:span text:style-name="T2">Auch in dieser Methode könnte man ein mehrfaches Besuchen der Knoten verhindern, indem man sie markiert, sobald sie in die </text:span><text:span text:style-name="T3">ergebnis</text:span><text:span text:style-name="T2">-Liste eingefügt werden und dann nicht mehr besucht.<text:line-break/></text:span><text:span text:style-name="T1">Zeige anhand eines geeigneten Beispiel-Graphen auf, warum das für den Zweck der Methode (d.h. alle Knoten finden, die in </text:span><text:span text:style-name="T4">pMaxKm</text:span><text:span text:style-name="T1"> zu erreichen sind) schädlich ist.</text:span></text:h>
        </text:list-item>
      </text:list>
      <text:h text:style-name="P9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b9e87" officeooo:paragraph-rsid="000b9e87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Graphen<text:tab/>November 20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8T15:14:51.810000000</dc:date>
    <meta:editing-duration>PT12M36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1" meta:word-count="153" meta:character-count="1600" meta:non-whitespace-character-count="1405"/>
  </office:meta>
</office:document-meta>
</file>